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167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2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>
            <text:p>PROBLEMS</text:p>
          </table:table-cell>
          <table:table-cell table:style-name="ce4" office:value-type="string">
            <text:p>STATU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2">
          <table:table-cell office:value-type="string">
            <text:p>PROBLEM IN MISC... COPY THEM HERE AND SOLVE ALL...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44:11</meta:creation-date>
    <dc:date>2013-10-30T02:49:54</dc:date>
    <dc:creator>tejas </dc:creator>
    <meta:editing-duration>PT16H50M20S</meta:editing-duration>
    <meta:editing-cycles>12</meta:editing-cycles>
    <meta:generator>LibreOffice/3.5$Linux_x86 LibreOffice_project/350m1$Build-202</meta:generator>
    <meta:document-statistic meta:table-count="3" meta:cell-count="4" meta:object-count="0"/>
  </office:meta>
</office:document-meta>
</file>